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A000002F0A6D55E87.png" manifest:media-type="image/png"/>
  <manifest:file-entry manifest:full-path="Pictures/100000010000054A000002F043BC9807.png" manifest:media-type="image/png"/>
  <manifest:file-entry manifest:full-path="Pictures/100000010000054A000002F09FFFC786.png" manifest:media-type="image/png"/>
  <manifest:file-entry manifest:full-path="Pictures/100000010000054A000002F03444F298.png" manifest:media-type="image/png"/>
  <manifest:file-entry manifest:full-path="Pictures/100000010000054A000002F0D4E9B36C.png" manifest:media-type="image/png"/>
  <manifest:file-entry manifest:full-path="Pictures/100000010000054A000002F07F82C435.png" manifest:media-type="image/png"/>
  <manifest:file-entry manifest:full-path="Pictures/100000010000054A000002F0593AF9AB.png" manifest:media-type="image/png"/>
  <manifest:file-entry manifest:full-path="Pictures/100000010000054A000002F0D44D8775.png" manifest:media-type="image/png"/>
  <manifest:file-entry manifest:full-path="Pictures/1000000100000291000002878C48566A.png" manifest:media-type="image/png"/>
  <manifest:file-entry manifest:full-path="Pictures/100000010000054A000002F030802B01.png" manifest:media-type="image/png"/>
  <manifest:file-entry manifest:full-path="Pictures/100000010000054A000002F018F178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99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99cm" svg:height="3.806cm" svg:x="4.175cm" svg:y="9.89cm">
          <draw:text-box>
            <text:p>Authors:</text:p>
            <text:p>Muuo Emmanuel </text:p>
            <text:p><text:a xlink:href="mailto:emmanuelmuuo75@gmail.com" xlink:type="simple">emmanuelmuuo75@gmail.com</text:a></text:p>
            <text:p>Leshira Patrick</text:p>
            <text:p>leshirapatrick@gmail.com</text:p>
          </draw:text-box>
        </draw:frame>
      </draw:page>
      <draw:page draw:name="page2" draw:style-name="dp1" draw:master-page-name="Default">
        <draw:frame draw:style-name="gr2" draw:text-style-name="P2" draw:layer="layout" svg:width="18.999cm" svg:height="10.551cm" svg:x="1.163cm" svg:y="9.646cm">
          <draw:image xlink:href="Pictures/100000010000054A000002F018F1780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17.382cm" svg:height="17.118cm" svg:x="1.972cm" svg:y="6.363cm">
          <draw:image xlink:href="Pictures/1000000100000291000002878C48566A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2" draw:layer="layout" svg:width="18.999cm" svg:height="10.551cm" svg:x="1.163cm" svg:y="9.646cm">
          <draw:image xlink:href="Pictures/100000010000054A000002F0593AF9AB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2" draw:text-style-name="P2" draw:layer="layout" svg:width="18.999cm" svg:height="10.551cm" svg:x="1.163cm" svg:y="9.646cm">
          <draw:image xlink:href="Pictures/100000010000054A000002F0593AF9AB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" draw:text-style-name="P2" draw:layer="layout" svg:width="18.999cm" svg:height="10.551cm" svg:x="1.163cm" svg:y="9.646cm">
          <draw:image xlink:href="Pictures/100000010000054A000002F0D4E9B36C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" draw:text-style-name="P2" draw:layer="layout" svg:width="18.999cm" svg:height="10.551cm" svg:x="1.163cm" svg:y="12.742cm">
          <draw:image xlink:href="Pictures/100000010000054A000002F0D44D8775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2" draw:text-style-name="P2" draw:layer="layout" svg:width="18.999cm" svg:height="10.551cm" svg:x="1.163cm" svg:y="12.742cm">
          <draw:image xlink:href="Pictures/100000010000054A000002F09FFFC786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2" draw:text-style-name="P2" draw:layer="layout" svg:width="18.999cm" svg:height="10.551cm" svg:x="1.163cm" svg:y="12.742cm">
          <draw:image xlink:href="Pictures/100000010000054A000002F03444F298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2" draw:text-style-name="P2" draw:layer="layout" svg:width="18.999cm" svg:height="10.551cm" svg:x="1.163cm" svg:y="12.742cm">
          <draw:image xlink:href="Pictures/100000010000054A000002F043BC9807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2" draw:text-style-name="P2" draw:layer="layout" svg:width="18.999cm" svg:height="10.551cm" svg:x="1.163cm" svg:y="12.742cm">
          <draw:image xlink:href="Pictures/100000010000054A000002F030802B01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2" draw:text-style-name="P2" draw:layer="layout" svg:width="18.999cm" svg:height="10.551cm" svg:x="1.163cm" svg:y="12.742cm">
          <draw:image xlink:href="Pictures/100000010000054A000002F07F82C435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2" draw:text-style-name="P2" draw:layer="layout" svg:width="18.999cm" svg:height="10.551cm" svg:x="1.163cm" svg:y="12.742cm">
          <draw:image xlink:href="Pictures/100000010000054A000002F0A6D55E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1:02:43.737980373</meta:creation-date>
    <meta:editing-duration>PT32S</meta:editing-duration>
    <meta:editing-cycles>2</meta:editing-cycles>
    <meta:generator>LibreOffice/24.2.6.2$Linux_X86_64 LibreOffice_project/420$Build-2</meta:generator>
    <dc:date>2024-11-26T11:02:54.526194343</dc:date>
    <meta:document-statistic meta:object-count="13"/>
  </office:meta>
</office:document-meta>
</file>